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9dbf" officeooo:paragraph-rsid="001d9dbf"/>
    </style:style>
    <style:style style:name="P2" style:family="paragraph" style:parent-style-name="Standard">
      <style:text-properties fo:font-weight="bold" officeooo:rsid="001d9dbf" officeooo:paragraph-rsid="001d9db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officeooo:rsid="001f0a5d" officeooo:paragraph-rsid="001f0a5d" style:font-size-asian="12.25pt" style:font-size-complex="14pt"/>
    </style:style>
    <style:style style:name="P4" style:family="paragraph" style:parent-style-name="Standard">
      <style:text-properties fo:font-weight="bold" officeooo:rsid="001d9dbf" officeooo:paragraph-rsid="001f0a5d" style:font-weight-asian="bold" style:font-weight-complex="bold"/>
    </style:style>
    <style:style style:name="P5" style:family="paragraph" style:parent-style-name="Standard">
      <style:text-properties fo:font-weight="bold" officeooo:rsid="001d9dbf" officeooo:paragraph-rsid="001d9dbf" style:font-weight-asian="bold" style:font-weight-complex="bold"/>
    </style:style>
    <style:style style:name="P6" style:family="paragraph" style:parent-style-name="Standard" style:list-style-name="L2">
      <style:text-properties fo:font-weight="bold" officeooo:rsid="0020b5e3" officeooo:paragraph-rsid="0020b5e3" style:font-weight-asian="bold" style:font-weight-complex="bold"/>
    </style:style>
    <style:style style:name="P7" style:family="paragraph" style:parent-style-name="Standard" style:list-style-name="L1">
      <style:text-properties fo:font-weight="normal" officeooo:rsid="001ccafb" officeooo:paragraph-rsid="001f0a5d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20b5e3" officeooo:paragraph-rsid="0020b5e3" style:font-weight-asian="normal" style:font-weight-complex="normal"/>
    </style:style>
    <style:style style:name="P9" style:family="paragraph" style:parent-style-name="Standard" style:list-style-name="L2">
      <style:text-properties fo:font-weight="normal" officeooo:rsid="0020b5e3" officeooo:paragraph-rsid="0020b5e3" style:font-weight-asian="normal" style:font-weight-complex="normal"/>
    </style:style>
    <style:style style:name="P10" style:family="paragraph" style:parent-style-name="Standard" style:list-style-name="L3">
      <style:text-properties officeooo:rsid="0020b5e3" officeooo:paragraph-rsid="0020b5e3"/>
    </style:style>
    <style:style style:name="P11" style:family="paragraph" style:parent-style-name="Standard" style:list-style-name="L4">
      <style:text-properties officeooo:rsid="0020b5e3" officeooo:paragraph-rsid="0020b5e3"/>
    </style:style>
    <style:style style:name="P12" style:family="paragraph" style:parent-style-name="Standard" style:list-style-name="L5">
      <style:text-properties officeooo:rsid="0020b5e3" officeooo:paragraph-rsid="0020b5e3"/>
    </style:style>
    <style:style style:name="P13" style:family="paragraph" style:parent-style-name="Standard" style:list-style-name="L6">
      <style:text-properties officeooo:rsid="0020b5e3" officeooo:paragraph-rsid="0020b5e3"/>
    </style:style>
    <style:style style:name="P14" style:family="paragraph" style:parent-style-name="Standard" style:list-style-name="L7">
      <style:text-properties officeooo:rsid="0020b5e3" officeooo:paragraph-rsid="0020b5e3"/>
    </style:style>
    <style:style style:name="P15" style:family="paragraph" style:parent-style-name="Standard" style:list-style-name="L3">
      <style:text-properties officeooo:rsid="001d9dbf" officeooo:paragraph-rsid="001f0a5d"/>
    </style:style>
    <style:style style:name="P16" style:family="paragraph" style:parent-style-name="Standard" style:list-style-name="L3">
      <style:text-properties officeooo:rsid="001d9dbf" officeooo:paragraph-rsid="001d9dbf"/>
    </style:style>
    <style:style style:name="P17" style:family="paragraph" style:parent-style-name="Standard" style:list-style-name="L4">
      <style:text-properties officeooo:rsid="001d9dbf" officeooo:paragraph-rsid="001f0a5d"/>
    </style:style>
    <style:style style:name="P18" style:family="paragraph" style:parent-style-name="Standard" style:list-style-name="L5">
      <style:text-properties officeooo:rsid="001d9dbf" officeooo:paragraph-rsid="001d9dbf"/>
    </style:style>
    <style:style style:name="P19" style:family="paragraph" style:parent-style-name="Standard" style:list-style-name="L5">
      <style:text-properties officeooo:rsid="001d9dbf" officeooo:paragraph-rsid="001f0a5d"/>
    </style:style>
    <style:style style:name="P20" style:family="paragraph" style:parent-style-name="Standard" style:list-style-name="L6">
      <style:text-properties officeooo:rsid="001d9dbf" officeooo:paragraph-rsid="001d9dbf"/>
    </style:style>
    <style:style style:name="P21" style:family="paragraph" style:parent-style-name="Standard" style:list-style-name="L6">
      <style:text-properties officeooo:rsid="001d9dbf" officeooo:paragraph-rsid="001f0a5d"/>
    </style:style>
    <style:style style:name="P22" style:family="paragraph" style:parent-style-name="Standard" style:list-style-name="L7">
      <style:text-properties officeooo:rsid="001d9dbf" officeooo:paragraph-rsid="001d9dbf"/>
    </style:style>
    <style:style style:name="P23" style:family="paragraph" style:parent-style-name="Standard" style:list-style-name="L3">
      <style:text-properties officeooo:rsid="001ccafb" officeooo:paragraph-rsid="001f0a5d"/>
    </style:style>
    <style:style style:name="P24" style:family="paragraph" style:parent-style-name="Standard" style:list-style-name="L4">
      <style:text-properties officeooo:rsid="001ccafb" officeooo:paragraph-rsid="001f0a5d"/>
    </style:style>
    <style:style style:name="P25" style:family="paragraph" style:parent-style-name="Standard" style:list-style-name="L5">
      <style:text-properties officeooo:rsid="001ccafb" officeooo:paragraph-rsid="001f0a5d"/>
    </style:style>
    <style:style style:name="P26" style:family="paragraph" style:parent-style-name="Standard" style:list-style-name="L6">
      <style:text-properties officeooo:rsid="001ccafb" officeooo:paragraph-rsid="001f0a5d"/>
    </style:style>
    <style:style style:name="P27" style:family="paragraph" style:parent-style-name="Standard" style:list-style-name="L5">
      <style:text-properties officeooo:rsid="001f0a5d" officeooo:paragraph-rsid="001f0a5d"/>
    </style:style>
    <style:style style:name="P28" style:family="paragraph" style:parent-style-name="Standard" style:list-style-name="L6">
      <style:text-properties officeooo:rsid="001f0a5d" officeooo:paragraph-rsid="001f0a5d"/>
    </style:style>
    <style:style style:name="P29" style:family="paragraph" style:parent-style-name="Standard" style:list-style-name="L7">
      <style:text-properties officeooo:rsid="001b2b81" officeooo:paragraph-rsid="001d9dbf"/>
    </style:style>
    <style:style style:name="P30" style:family="paragraph" style:parent-style-name="Standard" style:list-style-name="L5">
      <style:text-properties officeooo:rsid="0022c132" officeooo:paragraph-rsid="0022c132"/>
    </style:style>
    <style:style style:name="T1" style:family="text">
      <style:text-properties officeooo:rsid="001d9db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9dbf" style:font-weight-asian="bold" style:font-weight-complex="bold"/>
    </style:style>
    <style:style style:name="T4" style:family="text">
      <style:text-properties officeooo:rsid="0021ce59"/>
    </style:style>
    <style:style style:name="T5" style:family="text">
      <style:text-properties officeooo:rsid="0022029e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P</text:span><text:span text:style-name="T2">odział zadań w zespole.</text:span></text:p>
      <text:p text:style-name="P4"/>
      <text:p text:style-name="P4">Mateusz Markuszewski</text:p>
      <text:list xml:id="list8946751702126901539" text:style-name="L1">
        <text:list-item>
          <text:p text:style-name="P7">Stworzenie połączenia klient-serwer potrzebnego do komunikacji pomiędzy urządzeniem mobilnym a komputerem.</text:p>
        </text:list-item>
        <text:list-item>
          <text:p text:style-name="P8">Sporządzenie dokumentacji technicznej odn<text:span text:style-name="T4">o</text:span>szącej się do własnej czę<text:span text:style-name="T4">śc</text:span>i projektu.</text:p>
        </text:list-item>
      </text:list>
      <text:list xml:id="list115538644880602679" text:style-name="L2">
        <text:list-item>
          <text:p text:style-name="P9"><text:span text:style-name="T1">P</text:span>rzeprowadznie testów aplikacji.</text:p>
          <text:p text:style-name="P6"/>
        </text:list-item>
      </text:list>
      <text:p text:style-name="P2">Dawid Szczupakowski</text:p>
      <text:list xml:id="list4746397751554128835" text:style-name="L3">
        <text:list-item>
          <text:p text:style-name="P15">System Trac (konfiguracja i zapoznanie się z systemem).</text:p>
        </text:list-item>
        <text:list-item>
          <text:p text:style-name="P23">Tworzenie GUI dla panelu konfiguracyjnego działającego po stronie komputera.</text:p>
        </text:list-item>
        <text:list-item>
          <text:p text:style-name="P10">Sporządzenie dokumentacji technicznej odn<text:span text:style-name="T5">o</text:span>szącej się do własnej czę<text:span text:style-name="T5">ś</text:span>ci projektu.</text:p>
        </text:list-item>
        <text:list-item>
          <text:p text:style-name="P10">Przeprowadzenie testów aplikacji.</text:p>
          <text:p text:style-name="P16"/>
        </text:list-item>
      </text:list>
      <text:p text:style-name="P1"/>
      <text:p text:style-name="P2">Krystian Rudziński</text:p>
      <text:list xml:id="list2443147256923787430" text:style-name="L4">
        <text:list-item>
          <text:p text:style-name="P17">Sporządzenie diagramu Ganta przebiegu realizacji wyznaczonych zadań. </text:p>
        </text:list-item>
        <text:list-item>
          <text:p text:style-name="P24">Implementacja demona odpowiedzialnego za odpowiednią reakcje na polecenia wydawane za pośrednictwem urządzenia mobilnego (działającego na komputerze stacjonarnym).</text:p>
        </text:list-item>
        <text:list-item>
          <text:p text:style-name="P11">Sporządzenie dokumentacji technicznej odn<text:span text:style-name="T5">o</text:span>szącej się do własnej częsci projektu.</text:p>
        </text:list-item>
        <text:list-item>
          <text:p text:style-name="P11">Sporządzenie dokumentacji dla użytkownika.</text:p>
        </text:list-item>
      </text:list>
      <text:p text:style-name="P1"/>
      <text:p text:style-name="P2">Hubert Stępiński (kierownik zespołu)</text:p>
      <text:list xml:id="list7706029142869807554" text:style-name="L5">
        <text:list-item>
          <text:p text:style-name="P18">Koordynowanie działaniami zespołu.</text:p>
        </text:list-item>
        <text:list-item>
          <text:p text:style-name="P19">Współtworzenie protokół odnoszących się do postępu prac </text:p>
        </text:list-item>
        <text:list-item>
          <text:p text:style-name="P25">Implementacja GUI dla aplikacji mobilnej.</text:p>
        </text:list-item>
        <text:list-item>
          <text:p text:style-name="P27">Komunikacja z opeikunem zespołu.</text:p>
        </text:list-item>
        <text:list-item>
          <text:p text:style-name="P27">Gromadzenie korespodencji e-mail .</text:p>
        </text:list-item>
        <text:list-item>
          <text:p text:style-name="P30">Stworzenie harmonogramu.</text:p>
        </text:list-item>
        <text:list-item>
          <text:p text:style-name="P12">Sporządzenie dokumentacji technicznej odn<text:span text:style-name="T5">o</text:span>szącej się do własnej czę<text:span text:style-name="T5">ś</text:span>ci projektu.</text:p>
        </text:list-item>
        <text:list-item>
          <text:p text:style-name="P12">Sporządzenie dokumentacji dla użytkownika.</text:p>
        </text:list-item>
      </text:list>
      <text:p text:style-name="P1"/>
      <text:p text:style-name="P2">Katarzyna Wittkowska (sekretarz zespołu )</text:p>
      <text:list xml:id="list8969567273321902684" text:style-name="L6">
        <text:list-item>
          <text:p text:style-name="P20">Sporządzanie protokołów ze spotakań zespołu.</text:p>
        </text:list-item>
        <text:list-item>
          <text:p text:style-name="P21">Współtworzenie protokołów odnoszących się do postęu prac.</text:p>
        </text:list-item>
        <text:list-item>
          <text:p text:style-name="P26">Implementacja demona do obsługi poleceń wydanych przez użytkownika na urządzeniu z systemem Android.</text:p>
        </text:list-item>
        <text:list-item>
          <text:p text:style-name="P28">Opieka nad stroną WWW.</text:p>
        </text:list-item>
        <text:list-item>
          <text:p text:style-name="P13">Sporządzenie dokumentacji technicznej odn<text:span text:style-name="T5">o</text:span>szącej się do własnej czę<text:span text:style-name="T5">ś</text:span>ci projektu.</text:p>
        </text:list-item>
        <text:list-item>
          <text:p text:style-name="P13">Stworzenie finanlnej wersji dokumentacji technicznej.</text:p>
        </text:list-item>
      </text:list>
      <text:p text:style-name="P1"/>
      <text:p text:style-name="P2">Sebastian Straszewski</text:p>
      <text:list xml:id="list3095417368743087910" text:style-name="L7">
        <text:list-item>
          <text:p text:style-name="P22">Główny programista</text:p>
        </text:list-item>
        <text:list-item>
          <text:p text:style-name="P22">Kontrola i koordynowanie pracy zespołu w aspekcie programowania.</text:p>
        </text:list-item>
        <text:list-item>
          <text:p text:style-name="P29">Implementacja <text:s/>demona potrzebnego do zmiany mowy na tekst na urządzeniu z systemem Android (realizacja przy wykorzystaniu rozwiązania Google’a).</text:p>
        </text:list-item>
        <text:list-item>
          <text:p text:style-name="P14">Sporządzenie dokumentacji technicznej odn<text:span text:style-name="T5">o</text:span>szącej się do własnej czę<text:span text:style-name="T5">ś</text:span>ci projektu.</text:p>
        </text:list-item>
        <text:list-item>
          <text:p text:style-name="P14">Przeprowadzenie testów aplikacji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1S</meta:editing-duration>
    <meta:editing-cycles>5</meta:editing-cycles>
    <meta:generator>LibreOffice/5.1.4.2$Windows_x86 LibreOffice_project/f99d75f39f1c57ebdd7ffc5f42867c12031db97a</meta:generator>
    <dc:date>2016-12-08T23:21:52.998000000</dc:date>
    <meta:print-date>2016-12-08T22:42:36.782000000</meta:print-date>
    <meta:document-statistic meta:table-count="0" meta:image-count="0" meta:object-count="0" meta:page-count="1" meta:paragraph-count="39" meta:word-count="263" meta:character-count="2065" meta:non-whitespace-character-count="1868"/>
    <meta:user-defined meta:name="Info 1"/>
    <meta:user-defined meta:name="Info 2"/>
    <meta:user-defined meta:name="Info 3"/>
    <meta:user-defined meta:name="Info 4"/>
  </office:meta>
</office:document-meta>
</file>